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1fe037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5f24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1c74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1850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23c944" style:font-weight-asian="bold" style:font-weight-complex="bold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style:text-underline-style="solid" style:text-underline-width="auto" style:text-underline-color="font-color" fo:font-weight="bold" officeooo:rsid="001fe037" officeooo:paragraph-rsid="001fe037" style:font-weight-asian="bold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Comic Sans MS" fo:font-size="16pt" style:text-underline-style="solid" style:text-underline-width="auto" style:text-underline-color="font-color" fo:font-weight="bold" officeooo:rsid="001fe037" officeooo:paragraph-rsid="001fe037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omic Sans MS" fo:font-size="12pt" style:text-underline-style="none" fo:font-weight="normal" officeooo:rsid="001fe037" officeooo:paragraph-rsid="001fe037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3c944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2f0d1a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0820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/>
      <style:text-properties style:font-name="Comic Sans MS" officeooo:rsid="001fe037" officeooo:paragraph-rsid="0031755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c944" style:font-weight-asian="bold" style:font-weight-complex="bold"/>
    </style:style>
    <style:style style:name="T3" style:family="text">
      <style:text-properties fo:font-weight="bold" officeooo:rsid="0029024f" style:font-weight-asian="bold" style:font-weight-complex="bold"/>
    </style:style>
    <style:style style:name="T4" style:family="text">
      <style:text-properties fo:font-weight="bold" officeooo:rsid="002f0d1a" style:font-weight-asian="bold" style:font-weight-complex="bold"/>
    </style:style>
    <style:style style:name="T5" style:family="text">
      <style:text-properties fo:font-weight="bold" officeooo:rsid="0030820d" style:font-weight-asian="bold" style:font-weight-complex="bold"/>
    </style:style>
    <style:style style:name="T6" style:family="text">
      <style:text-properties fo:font-weight="bold" officeooo:rsid="00317553" style:font-weight-asian="bold" style:font-weight-complex="bold"/>
    </style:style>
    <style:style style:name="T7" style:family="text">
      <style:text-properties fo:font-weight="bold" fo:background-color="#ff0000" loext:char-shading-value="0" style:font-weight-asian="bold" style:font-weight-complex="bold"/>
    </style:style>
    <style:style style:name="T8" style:family="text">
      <style:text-properties fo:font-weight="bold" officeooo:rsid="00231850" fo:background-color="#ff0000" loext:char-shading-value="0" style:font-weight-asian="bold" style:font-weight-complex="bold"/>
    </style:style>
    <style:style style:name="T9" style:family="text">
      <style:text-properties fo:font-weight="bold" officeooo:rsid="0023c944" fo:background-color="#ff0000" loext:char-shading-value="0" style:font-weight-asian="bold" style:font-weight-complex="bold"/>
    </style:style>
    <style:style style:name="T10" style:family="text">
      <style:text-properties fo:font-weight="bold" officeooo:rsid="0023c944" fo:background-color="#ff0000" loext:char-shading-value="0" style:font-weight-asian="bold" style:font-weight-complex="bold"/>
    </style:style>
    <style:style style:name="T11" style:family="text">
      <style:text-properties fo:font-weight="bold" fo:background-color="#ff0000" loext:char-shading-value="0" style:font-weight-asian="bold" style:font-weight-complex="bold"/>
    </style:style>
    <style:style style:name="T12" style:family="text">
      <style:text-properties fo:font-weight="bold" fo:background-color="transparent" loext:char-shading-value="0" style:font-weight-asian="bold" style:font-weight-complex="bold"/>
    </style:style>
    <style:style style:name="T13" style:family="text">
      <style:text-properties fo:font-weight="bold" officeooo:rsid="00215f24" fo:background-color="transparent" loext:char-shading-value="0" style:font-weight-asian="bold" style:font-weight-complex="bold"/>
    </style:style>
    <style:style style:name="T14" style:family="text">
      <style:text-properties fo:font-weight="bold" officeooo:rsid="0021c74e" fo:background-color="transparent" loext:char-shading-value="0" style:font-weight-asian="bold" style:font-weight-complex="bold"/>
    </style:style>
    <style:style style:name="T15" style:family="text">
      <style:text-properties fo:font-weight="bold" officeooo:rsid="00231850" fo:background-color="transparent" loext:char-shading-value="0" style:font-weight-asian="bold" style:font-weight-complex="bold"/>
    </style:style>
    <style:style style:name="T16" style:family="text">
      <style:text-properties fo:font-weight="bold" officeooo:rsid="00231850" fo:background-color="transparent" loext:char-shading-value="0" style:font-weight-asian="bold" style:font-weight-complex="bold"/>
    </style:style>
    <style:style style:name="T17" style:family="text">
      <style:text-properties fo:font-weight="bold" fo:background-color="transparent" loext:char-shading-value="0" style:font-weight-asian="bold" style:font-weight-complex="bold"/>
    </style:style>
    <style:style style:name="T18" style:family="text">
      <style:text-properties officeooo:rsid="001fe094"/>
    </style:style>
    <style:style style:name="T19" style:family="text">
      <style:text-properties officeooo:rsid="00215f24"/>
    </style:style>
    <style:style style:name="T20" style:family="text">
      <style:text-properties officeooo:rsid="00231850"/>
    </style:style>
    <style:style style:name="T21" style:family="text">
      <style:text-properties officeooo:rsid="0023c944"/>
    </style:style>
    <style:style style:name="T22" style:family="text">
      <style:text-properties officeooo:rsid="00261bc4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29024f"/>
    </style:style>
    <style:style style:name="T25" style:family="text">
      <style:text-properties officeooo:rsid="00293b7b"/>
    </style:style>
    <style:style style:name="T26" style:family="text">
      <style:text-properties officeooo:rsid="003175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ogicaAlgoritmoJavaScript</text:p>
      <text:p text:style-name="P9"><text:span text:style-name="T3">$</text:span><text:span text:style-name="T1">npm install readline-sync</text:span> →<text:span text:style-name="T24"> para o terminal aceitar input no node.js</text:span></text:p>
      <text:p text:style-name="P1"><text:span text:style-name="T1">ex028 </text:span>→ MELHOR ALUNO: Desenvolva um programa que receba a quantidade total de alunos de uma sala. Em seguida receba os nomes e notas desses alunos e no final mostre o aluno com a melhor nota e sua respectiva nota.</text:p>
      <text:p text:style-name="P7">ESTRUTURAS DE REPETIÇÃO - “<text:span text:style-name="T22">do”</text:span></text:p>
      <text:p text:style-name="P1"><text:span text:style-name="T1">ex029 </text:span>→ MINHA TABUADA: Desenvol<text:span text:style-name="T25">v</text:span>a um programa que pede para o usuário escolher um número e seja mostrado a tabuada desse número. Use o laço de repetição “do”.</text:p>
      <text:p text:style-name="P2"><text:span text:style-name="T1">ex030 </text:span>→ CONTA NEGATIVOS: Desenvol<text:span text:style-name="T25">v</text:span>a um programa <text:span text:style-name="T18">que receba até cinco números e no final mostre quantos números negativos foram digitados. </text:span>Use o laço de repetição “do”.</text:p>
      <text:p text:style-name="P2"><text:span text:style-name="T12">ex03</text:span><text:span text:style-name="T13">1</text:span><text:span text:style-name="T12"> </text:span>→ FATORIAL: Desenvol<text:span text:style-name="T25">v</text:span>a um programa <text:span text:style-name="T19">em que o usuário digite um número e o programa mostre o fatorial desse número. </text:span>Use o laço de repetição “do”.</text:p>
      <text:p text:style-name="P3"><text:span text:style-name="T12">ex03</text:span><text:span text:style-name="T14">2</text:span><text:span text:style-name="T12"> </text:span><text:span text:style-name="T23">→ </text:span>FATORIAL REPETICAO: Desenvol<text:span text:style-name="T25">v</text:span>a um programa <text:span text:style-name="T19">em que o usuário digite um número e o programa mostre o fatorial desse número e no final pergunte se o usuário quer repetir a operação. </text:span>Use o laço de repetição “do”.</text:p>
      <text:p text:style-name="P3"><text:span text:style-name="T12">ex03</text:span><text:span text:style-name="T14">3</text:span><text:span text:style-name="T12"> </text:span><text:span text:style-name="T23">→</text:span> NUMERO PRIMO: Desenvol<text:span text:style-name="T25">v</text:span>a um programa <text:span text:style-name="T19">em que o usuário digite um número e mostre como resultado se esse número é primo ou não. Dica: um número primo é aquele que só pode ser dividido por um e por ele mesmo. </text:span>Use o laço de repetição “do”.</text:p>
      <text:p text:style-name="P4"><text:span text:style-name="T12">ex03</text:span><text:span text:style-name="T14">4</text:span><text:span text:style-name="T1"> </text:span>→ SUPER CONTADOR: Desenvol<text:span text:style-name="T25">v</text:span>a um programa <text:span text:style-name="T19">em que o usuário escolha em um menu se quer contar de 0 a 10 ou de 10 a 0. </text:span>Use o laço de repetição “do”.</text:p>
      <text:p text:style-name="P5"><text:span text:style-name="T17">ex03</text:span><text:span text:style-name="T16">5</text:span><text:span text:style-name="T1"> </text:span>→ ESCOLHENDO PESSOAS: Desenvol<text:span text:style-name="T25">v</text:span>a um programa <text:span text:style-name="T19">em que realize o cadastro de homens e mulheres, suas idades e a cor da pele. No final mostre total de homens com mais de 18 anos e cabelos castanhos e o t</text:span>otal de mulheres entre 25 e 30 <text:span text:style-name="T20">anos</text:span> e cabelos loiros. <text:span text:style-name="T21">Menu da cor da pele: </text:span>Preto, Castanho, Loiro <text:span text:style-name="T21">e </text:span>Ruivo. Use o laço de repetição “do”.</text:p>
      <text:p text:style-name="P6">ESTRUTURAS DE REPETIÇÃO “<text:span text:style-name="T22">for”</text:span></text:p>
      <text:p text:style-name="P5"><text:span text:style-name="T11">ex03</text:span><text:span text:style-name="T10">6</text:span><text:span text:style-name="T1"> </text:span>→ CONTAR 1 ATE 10 PARA: Desenvol<text:span text:style-name="T25">v</text:span>a um programa <text:span text:style-name="T19">em que conte de 0 até 10 e de 10 até zero, usando a estrutura de repetição “for”.</text:span></text:p>
      <text:p text:style-name="P11"><text:span text:style-name="T1">ex03</text:span><text:span text:style-name="T4">7</text:span><text:span text:style-name="T1"> </text:span>→ SOMA VALORES PARA: Desenvol<text:span text:style-name="T25">v</text:span>a um programa <text:span text:style-name="T19">em que receba 5 valores e no final apresente a soma desses valores. Use a estrutura de repetiçao “for”.</text:span></text:p>
      <text:p text:style-name="P12"><text:span text:style-name="T1">ex03</text:span><text:span text:style-name="T5">8</text:span><text:span text:style-name="T1"> </text:span>→ VALORES PARES: Desenvol<text:span text:style-name="T25">v</text:span>a um programa <text:span text:style-name="T19">em que o usuário digite um valor e o programa apresente apenas os valores pares da contagem progressiva até o valor digitado e a contagem regressiva partindo do valor digitado. Use a estrutura de repetiçao “for”.</text:span></text:p>
      <text:p text:style-name="P12"><text:span text:style-name="T1">ex03</text:span><text:span text:style-name="T5">9</text:span><text:span text:style-name="T1"> </text:span>→ QUANTOS ENTRE 0 E 10: Desenvol<text:span text:style-name="T25">v</text:span>a um programa <text:span text:style-name="T19">em que o usuário digite até 6 valores e no final o programa apresente o total de valores entre 0 e 10; e a</text:span> soma d<text:span text:style-name="T26">esses</text:span> valores <text:span text:style-name="T26">entre 0 e 10 que forem</text:span> impares. <text:span text:style-name="T19">Use a estrutura de repetiçao “for”.</text:span></text:p>
      <text:p text:style-name="P13"><text:soft-page-break/><text:span text:style-name="T1">ex0</text:span><text:span text:style-name="T5">40</text:span><text:span text:style-name="T1"> </text:span>→ COMBINACOES: Desenvol<text:span text:style-name="T25">v</text:span>a um programa <text:span text:style-name="T19">em que mostre as combinações de três valores, agrupado de dois em dois. Use a estrutura de repetiçao “for”.</text:span></text:p>
      <text:p text:style-name="P13"><text:span text:style-name="T1">ex0</text:span><text:span text:style-name="T5">4</text:span><text:span text:style-name="T6">1</text:span><text:span text:style-name="T1"> </text:span>→ SEQUENCIA DE FIBONACCI: Desenvol<text:span text:style-name="T25">v</text:span>a um programa <text:span text:style-name="T19">em que mostre a sequencia de Fibonacci. Use a estrutura de repetiçao “for”.</text:span></text:p>
      <text:p text:style-name="P13"><text:span text:style-name="T1">ex0</text:span><text:span text:style-name="T5">4</text:span><text:span text:style-name="T6">2</text:span><text:span text:style-name="T1"> </text:span>→ ANALISADOR DE VALORES: <text:span text:style-name="T26">Desenvolva um programa em que o usuário digite 5 valores e no final ele apresente: a soma dos valores, <text:s/>a média entre os valores, quantos são divisíveis por 5, quantos são nulos e a soma doas valores pares. Use a estrutura de repetiçao “for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1T11:13:45.929843702</meta:creation-date>
    <dc:date>2021-07-13T22:31:54.036945500</dc:date>
    <meta:editing-duration>PT2H43M30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19" meta:word-count="572" meta:character-count="3137" meta:non-whitespace-character-count="2583"/>
  </office:meta>
</office:document-meta>
</file>